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C0000003E49C7B049.png"/>
  <manifest:file-entry manifest:media-type="image/png" manifest:full-path="Pictures/10000201000003070000007CE83A82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Tabela1" style:family="table">
      <style:table-properties style:width="15.993cm" fo:margin-left="0cm" table:align="left"/>
    </style:style>
    <style:style style:name="Tabela1.A" style:family="table-column">
      <style:table-column-properties style:column-width="0.991cm"/>
    </style:style>
    <style:style style:name="Tabela1.B" style:family="table-column">
      <style:table-column-properties style:column-width="5.001cm"/>
    </style:style>
    <style:style style:name="Tabela1.C" style:family="table-column">
      <style:table-column-properties style:column-width="10.001cm"/>
    </style:style>
    <style:style style:name="Tabela1.A1" style:family="table-cell">
      <style:table-cell-properties style:vertical-align="middle" fo:background-color="#f2f2f2" fo:padding-left="0.191cm" fo:padding-right="0.191cm" fo:padding-top="0cm" fo:padding-bottom="0cm" fo:border="0.018cm solid #000000" style:writing-mode="lr-tb">
        <style:background-image/>
      </style:table-cell-properties>
    </style:style>
    <style:style style:name="Tabela1.A3" style:family="table-cell">
      <style:table-cell-properties fo:padding-left="0.191cm" fo:padding-right="0.191cm" fo:padding-top="0cm" fo:padding-bottom="0cm" fo:border="0.018cm solid #000000" style:writing-mode="lr-tb"/>
    </style:style>
    <style:style style:name="Tabela1.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
      <style:paragraph-properties fo:text-align="end" style:justify-single-word="false"/>
    </style:style>
    <style:style style:name="P2" style:family="paragraph" style:parent-style-name="Footer">
      <style:paragraph-properties fo:padding-left="0cm" fo:padding-right="0cm" fo:padding-top="0.035cm" fo:padding-bottom="0cm" fo:border-left="none" fo:border-right="none" fo:border-top="0.018cm solid #000000" fo:border-bottom="none" style:shadow="none"/>
    </style:style>
    <style:style style:name="P3" style:family="paragraph" style:parent-style-name="Normalny">
      <style:paragraph-properties fo:text-align="center" style:justify-single-word="false"/>
    </style:style>
    <style:style style:name="P4" style:family="paragraph" style:parent-style-name="Normalny">
      <style:paragraph-properties fo:text-align="center" style:justify-single-word="false"/>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5" style:family="paragraph" style:parent-style-name="Normalny">
      <style:text-properties fo:font-size="14pt" style:font-size-asian="14pt" style:font-size-complex="14pt"/>
    </style:style>
    <style:style style:name="P6" style:family="paragraph" style:parent-style-name="Normalny">
      <style:paragraph-properties fo:text-align="center" style:justify-single-word="false"/>
      <style:text-properties fo:font-size="14pt" style:font-size-asian="14pt" style:font-size-complex="14pt"/>
    </style:style>
    <style:style style:name="P7" style:family="paragraph" style:parent-style-name="Normalny">
      <style:text-properties style:language-asian="pl" style:country-asian="PL"/>
    </style:style>
    <style:style style:name="P8" style:family="paragraph" style:parent-style-name="Normalny">
      <style:text-properties style:font-size-complex="12pt"/>
    </style:style>
    <style:style style:name="P9" style:family="paragraph" style:parent-style-name="Normalny">
      <style:text-properties fo:font-weight="bold" style:font-weight-asian="bold" style:font-size-complex="12pt" style:font-weight-complex="bold"/>
    </style:style>
    <style:style style:name="P10" style:family="paragraph" style:parent-style-name="Normalny">
      <style:text-properties fo:font-weight="normal" style:font-weight-asian="normal" style:font-size-complex="12pt" style:font-weight-complex="normal"/>
    </style:style>
    <style:style style:name="P11" style:family="paragraph" style:parent-style-name="Normalny">
      <style:paragraph-properties fo:break-before="page"/>
      <style:text-properties fo:font-size="14pt" style:font-size-asian="14pt" style:font-size-complex="14pt"/>
    </style:style>
    <style:style style:name="P12" style:family="paragraph" style:parent-style-name="Normalny">
      <style:paragraph-properties fo:margin-top="0cm" fo:margin-bottom="0cm" fo:line-height="100%" fo:text-align="center" style:justify-single-word="false"/>
      <style:text-properties style:font-size-complex="12pt"/>
    </style:style>
    <style:style style:name="P13" style:family="paragraph" style:parent-style-name="Normalny">
      <style:paragraph-properties fo:margin-top="0cm" fo:margin-bottom="0cm" fo:line-height="100%" fo:text-align="justify" style:justify-single-word="false"/>
      <style:text-properties style:font-size-complex="12pt"/>
    </style:style>
    <style:style style:name="P14" style:family="paragraph" style:parent-style-name="Normalny">
      <style:paragraph-properties fo:margin-top="0cm" fo:margin-bottom="0cm" fo:line-height="100%" fo:text-align="center" style:justify-single-word="false"/>
    </style:style>
    <style:style style:name="P15" style:family="paragraph" style:parent-style-name="Normalny">
      <style:paragraph-properties fo:margin-top="0cm" fo:margin-bottom="0cm" fo:line-height="100%" fo:text-align="center" style:justify-single-word="false"/>
      <style:text-properties fo:font-size="8pt" fo:font-style="italic" style:font-size-asian="8pt" style:font-style-asian="italic" style:font-size-complex="8pt"/>
    </style:style>
    <style:style style:name="P16" style:family="paragraph" style:parent-style-name="Normalny">
      <style:paragraph-properties fo:margin-left="0.635cm" fo:margin-right="0cm" fo:margin-top="0cm" fo:margin-bottom="0cm" fo:text-indent="0cm" style:auto-text-indent="false">
        <style:tab-stops>
          <style:tab-stop style:position="10.366cm"/>
        </style:tab-stops>
      </style:paragraph-properties>
    </style:style>
    <style:style style:name="P17" style:family="paragraph" style:parent-style-name="Normalny">
      <style:paragraph-properties fo:margin-left="0.635cm" fo:margin-right="0cm" fo:text-indent="0cm" style:auto-text-indent="false">
        <style:tab-stops>
          <style:tab-stop style:position="10.366cm"/>
        </style:tab-stops>
      </style:paragraph-properties>
    </style:style>
    <style:style style:name="P18" style:family="paragraph" style:parent-style-name="Normalny">
      <style:paragraph-properties fo:margin-left="0.635cm" fo:margin-right="0cm" fo:text-align="end" style:justify-single-word="false" fo:text-indent="0cm" style:auto-text-indent="false">
        <style:tab-stops>
          <style:tab-stop style:position="10.366cm"/>
        </style:tab-stops>
      </style:paragraph-properties>
    </style:style>
    <style:style style:name="P19" style:family="paragraph" style:parent-style-name="Standard">
      <style:text-properties fo:font-size="12pt" style:font-size-asian="12pt" style:font-size-complex="12pt"/>
    </style:style>
    <style:style style:name="P20" style:family="paragraph" style:parent-style-name="Title">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Normalny" style:master-page-name="MPF0">
      <style:paragraph-properties style:page-number="auto" fo:break-before="page"/>
    </style:style>
    <style:style style:name="P23" style:family="paragraph" style:parent-style-name="Akapit_20_z_20_listą" style:list-style-name="L1">
      <style:paragraph-properties fo:margin-top="0cm" fo:margin-bottom="0cm">
        <style:tab-stops>
          <style:tab-stop style:position="9.731cm"/>
        </style:tab-stops>
      </style:paragraph-properties>
    </style:style>
    <style:style style:name="P24" style:family="paragraph" style:parent-style-name="Akapit_20_z_20_listą" style:list-style-name="L2">
      <style:paragraph-properties fo:margin-left="0.399cm" fo:margin-right="0cm" fo:margin-top="0cm" fo:margin-bottom="0cm" fo:line-height="100%" fo:text-align="center" style:justify-single-word="false" fo:text-indent="-0.199cm" style:auto-text-indent="false">
        <style:tab-stops/>
      </style:paragraph-properties>
      <style:text-properties style:font-size-complex="12pt"/>
    </style:style>
    <style:style style:name="P25" style:family="paragraph" style:parent-style-name="Akapit_20_z_20_listą" style:list-style-name="L3">
      <style:paragraph-properties fo:margin-left="0.487cm" fo:margin-right="0cm" fo:margin-top="0cm" fo:margin-bottom="0cm" fo:line-height="100%" fo:text-align="justify" style:justify-single-word="false" fo:text-indent="-0.385cm" style:auto-text-indent="false">
        <style:tab-stops/>
      </style:paragraph-properties>
      <style:text-properties style:font-size-complex="12pt"/>
    </style:style>
    <style:style style:name="T1" style:family="text">
      <style:text-properties fo:font-weight="bold" style:font-weight-asian="bold" style:font-weight-complex="bold"/>
    </style:style>
    <style:style style:name="T2" style:family="text">
      <style:text-properties fo:font-weight="bold" style:font-weight-asian="bold" style:font-size-complex="12pt" style:font-weight-complex="bold"/>
    </style:style>
    <style:style style:name="T3" style:family="text">
      <style:text-properties fo:font-weight="bold" style:language-asian="pl" style:country-asian="PL" style:font-weight-asian="bold"/>
    </style:style>
    <style:style style:name="T4" style:family="text">
      <style:text-properties style:language-asian="pl" style:country-asian="PL"/>
    </style:style>
    <style:style style:name="T5" style:family="text">
      <style:text-properties fo:font-size="14pt" style:font-size-asian="14pt" style:font-size-complex="14pt"/>
    </style:style>
    <style:style style:name="T6" style:family="text">
      <style:text-properties fo:font-size="20pt" fo:font-weight="bold" style:font-size-asian="20pt" style:font-weight-asian="bold" style:font-size-complex="20pt"/>
    </style:style>
    <style:style style:name="T7" style:family="text">
      <style:text-properties style:font-size-complex="12pt"/>
    </style:style>
    <style:style style:name="T8" style:family="text">
      <style:text-properties fo:font-size="11pt" style:font-name-asian="Times New Roman" style:font-size-asian="11pt" style:language-asian="pl" style:country-asian="PL"/>
    </style:style>
    <style:style style:name="T9" style:family="text">
      <style:text-properties fo:font-size="8pt" style:font-size-asian="8pt" style:font-size-complex="8pt"/>
    </style:style>
    <style:style style:name="T10" style:family="text">
      <style:text-properties style:font-name="Calibri Light" fo:font-size="22pt" fo:letter-spacing="normal" style:letter-kerning="false" style:font-name-asian="Calibri" style:font-size-asian="22pt" style:font-name-complex="Times New Roman" style:font-size-complex="2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Normalny"/>
      <text:p text:style-name="P3">Kierunek Informatyka III rok - studia niestacjonarne</text:p>
      <text:p text:style-name="P3">Przedmiot: Systemy informatyczne</text:p>
      <text:p text:style-name="P3"/>
      <text:p text:style-name="Normalny"/>
      <text:p text:style-name="Normalny"/>
      <text:p text:style-name="Normalny"/>
      <text:p text:style-name="Normalny"/>
      <text:p text:style-name="Normalny"/>
      <text:p text:style-name="P3"><text:span text:style-name="Domyślna_20_czcionka_20_akapitu"><text:span text:style-name="T6">Dokumentacja</text:span></text:span><text:span text:style-name="Domyślna_20_czcionka_20_akapitu"><text:span text:style-name="T6"> projektu</text:span></text:span></text:p>
      <text:p text:style-name="P3"/>
      <text:p text:style-name="P4">Temat: <text:s/></text:p>
      <text:p text:style-name="P20"><text:span text:style-name="Odwołanie_20_do_20_komentarza"><text:span text:style-name="T10">Moduł wspomagania serwisu internetowego kupno-sprzedaż</text:span></text:span></text:p>
      <text:p text:style-name="P20"><text:span text:style-name="Odwołanie_20_do_20_komentarza"><text:span text:style-name="T10">Obsługa witryny</text:span></text:span></text:p>
      <text:p text:style-name="P3"/>
      <text:p text:style-name="Normalny"/>
      <text:p text:style-name="Normalny"/>
      <text:p text:style-name="Normalny">Skład zespołu – GrL1-GrZ3:</text:p>
      <text:list xml:id="list8342120900352717489" text:style-name="L1">
        <text:list-item>
          <text:p text:style-name="P23">Michał Klamka - lider<text:tab/>Ocena:</text:p>
        </text:list-item>
      </text:list>
      <text:p text:style-name="P16"/>
      <text:list xml:id="list43468801" text:continue-numbering="true" text:style-name="L1">
        <text:list-item>
          <text:p text:style-name="P23">Mateusz Kołecki<text:tab/>Ocena:</text:p>
        </text:list-item>
      </text:list>
      <text:p text:style-name="P16"/>
      <text:list xml:id="list43460486" text:continue-numbering="true" text:style-name="L1">
        <text:list-item>
          <text:p text:style-name="P23">Rafał Konarski<text:tab/>Ocena:</text:p>
        </text:list-item>
      </text:list>
      <text:p text:style-name="P16"/>
      <text:list xml:id="list43459832" text:continue-numbering="true" text:style-name="L1">
        <text:list-header>
          <text:p text:style-name="P23"/>
        </text:list-header>
      </text:list>
      <text:p text:style-name="P17"/>
      <text:p text:style-name="P17"/>
      <text:p text:style-name="P17"/>
      <text:p text:style-name="P18">Prowadzący: dr inż. Janusz Dorożyński</text:p>
      <text:p text:style-name="P17"><text:soft-page-break/></text:p>
      <text:p text:style-name="P17"/>
      <text:p text:style-name="P17"/>
      <text:p text:style-name="P6"/>
      <text:p text:style-name="P5"/>
      <text:p text:style-name="Title">Spis treści</text:p>
      <text:p text:style-name="P7"/>
      <text:table-of-content text:style-name="Sect1" text:name="_TOC0">
        <text:table-of-content-source text:outline-level="3" text:use-index-marks="false">
          <text:index-title-template text:style-name="Contents_20_Heading">Spis treści</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Normalny">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text:a xlink:type="simple" xlink:href="#_Toc513462888" office:target-frame-name="_top" xlink:show="replace" text:style-name="Internet_20_link" text:visited-style-name="Visited_20_Internet_20_Link"><text:span text:style-name="Hiperłącze">I.</text:span></text:a><text:a xlink:type="simple" xlink:href="#_Toc513462888" office:target-frame-name="_top" xlink:show="replace" text:style-name="Internet_20_link" text:visited-style-name="Visited_20_Internet_20_Link"><text:span text:style-name="Domyślna_20_czcionka_20_akapitu"><text:span text:style-name="T8"><text:tab/></text:span></text:span></text:a><text:a xlink:type="simple" xlink:href="#_Toc513462888" office:target-frame-name="_top" xlink:show="replace" text:style-name="Internet_20_link" text:visited-style-name="Visited_20_Internet_20_Link"><text:span text:style-name="Hiperłącze">Syntetyczny opis tematu projektowego</text:span></text:a><text:a xlink:type="simple" xlink:href="#_Toc513462888" office:target-frame-name="_top" xlink:show="replace" text:style-name="Internet_20_link" text:visited-style-name="Visited_20_Internet_20_Link"><text:tab/>3</text:a></text:p>
          <text:p text:style-name="Contents_20_1"><text:a xlink:type="simple" xlink:href="#_Toc513462889" office:target-frame-name="_top" xlink:show="replace" text:style-name="Internet_20_link" text:visited-style-name="Visited_20_Internet_20_Link"><text:span text:style-name="Hiperłącze">II.</text:span></text:a><text:a xlink:type="simple" xlink:href="#_Toc513462889" office:target-frame-name="_top" xlink:show="replace" text:style-name="Internet_20_link" text:visited-style-name="Visited_20_Internet_20_Link"><text:span text:style-name="Domyślna_20_czcionka_20_akapitu"><text:span text:style-name="T8"><text:tab/></text:span></text:span></text:a><text:a xlink:type="simple" xlink:href="#_Toc513462889" office:target-frame-name="_top" xlink:show="replace" text:style-name="Internet_20_link" text:visited-style-name="Visited_20_Internet_20_Link"><text:span text:style-name="Hiperłącze">Opis rzeczywistości projektowanego systemu</text:span></text:a><text:a xlink:type="simple" xlink:href="#_Toc513462889" office:target-frame-name="_top" xlink:show="replace" text:style-name="Internet_20_link" text:visited-style-name="Visited_20_Internet_20_Link"><text:tab/>3</text:a></text:p>
          <text:p text:style-name="Standard"><text:a xlink:type="simple" xlink:href="#_Toc513462890" office:target-frame-name="_top" xlink:show="replace" text:style-name="Internet_20_link" text:visited-style-name="Visited_20_Internet_20_Link"><text:span text:style-name="Hiperłącze">1.</text:span></text:a><text:a xlink:type="simple" xlink:href="#_Toc513462890" office:target-frame-name="_top" xlink:show="replace" text:style-name="Internet_20_link" text:visited-style-name="Visited_20_Internet_20_Link"><text:span text:style-name="Domyślna_20_czcionka_20_akapitu"><text:span text:style-name="T8"><text:tab/></text:span></text:span></text:a><text:a xlink:type="simple" xlink:href="#_Toc513462890" office:target-frame-name="_top" xlink:show="replace" text:style-name="Internet_20_link" text:visited-style-name="Visited_20_Internet_20_Link"><text:span text:style-name="Hiperłącze">Jednostki organizacyjne</text:span></text:a><text:a xlink:type="simple" xlink:href="#_Toc513462890" office:target-frame-name="_top" xlink:show="replace" text:style-name="Internet_20_link" text:visited-style-name="Visited_20_Internet_20_Link"><text:tab/>3</text:a></text:p>
          <text:p text:style-name="Standard"><text:a xlink:type="simple" xlink:href="#_Toc513462891" office:target-frame-name="_top" xlink:show="replace" text:style-name="Internet_20_link" text:visited-style-name="Visited_20_Internet_20_Link"><text:span text:style-name="Hiperłącze">2.</text:span></text:a><text:a xlink:type="simple" xlink:href="#_Toc513462891" office:target-frame-name="_top" xlink:show="replace" text:style-name="Internet_20_link" text:visited-style-name="Visited_20_Internet_20_Link"><text:span text:style-name="Domyślna_20_czcionka_20_akapitu"><text:span text:style-name="T8"><text:tab/></text:span></text:span></text:a><text:a xlink:type="simple" xlink:href="#_Toc513462891" office:target-frame-name="_top" xlink:show="replace" text:style-name="Internet_20_link" text:visited-style-name="Visited_20_Internet_20_Link"><text:span text:style-name="Hiperłącze">Główne procesy</text:span></text:a><text:a xlink:type="simple" xlink:href="#_Toc513462891" office:target-frame-name="_top" xlink:show="replace" text:style-name="Internet_20_link" text:visited-style-name="Visited_20_Internet_20_Link"><text:tab/></text:a><text:a xlink:type="simple" xlink:href="#_Toc513462895" office:target-frame-name="_top" xlink:show="replace" text:style-name="Internet_20_link" text:visited-style-name="Visited_20_Internet_20_Link">4</text:a></text:p>
          <text:p text:style-name="Standard"><text:a xlink:type="simple" xlink:href="#_Toc513462892" office:target-frame-name="_top" xlink:show="replace" text:style-name="Internet_20_link" text:visited-style-name="Visited_20_Internet_20_Link"><text:span text:style-name="Hiperłącze">3.</text:span></text:a><text:a xlink:type="simple" xlink:href="#_Toc513462892" office:target-frame-name="_top" xlink:show="replace" text:style-name="Internet_20_link" text:visited-style-name="Visited_20_Internet_20_Link"><text:span text:style-name="Domyślna_20_czcionka_20_akapitu"><text:span text:style-name="T8"><text:tab/></text:span></text:span></text:a><text:a xlink:type="simple" xlink:href="#_Toc513462892" office:target-frame-name="_top" xlink:show="replace" text:style-name="Internet_20_link" text:visited-style-name="Visited_20_Internet_20_Link"><text:span text:style-name="Hiperłącze">Główne dane</text:span></text:a><text:a xlink:type="simple" xlink:href="#_Toc513462892" office:target-frame-name="_top" xlink:show="replace" text:style-name="Internet_20_link" text:visited-style-name="Visited_20_Internet_20_Link"><text:tab/></text:a><text:a xlink:type="simple" xlink:href="#_Toc513462895" office:target-frame-name="_top" xlink:show="replace" text:style-name="Internet_20_link" text:visited-style-name="Visited_20_Internet_20_Link">4</text:a></text:p>
          <text:p text:style-name="Standard"><text:a xlink:type="simple" xlink:href="#_Toc513462893" office:target-frame-name="_top" xlink:show="replace" text:style-name="Internet_20_link" text:visited-style-name="Visited_20_Internet_20_Link"><text:span text:style-name="Hiperłącze">4.</text:span></text:a><text:a xlink:type="simple" xlink:href="#_Toc513462893" office:target-frame-name="_top" xlink:show="replace" text:style-name="Internet_20_link" text:visited-style-name="Visited_20_Internet_20_Link"><text:span text:style-name="Domyślna_20_czcionka_20_akapitu"><text:span text:style-name="T8"><text:tab/></text:span></text:span></text:a><text:a xlink:type="simple" xlink:href="#_Toc513462893" office:target-frame-name="_top" xlink:show="replace" text:style-name="Internet_20_link" text:visited-style-name="Visited_20_Internet_20_Link"><text:span text:style-name="Hiperłącze">Główne funkcje</text:span></text:a><text:a xlink:type="simple" xlink:href="#_Toc513462893" office:target-frame-name="_top" xlink:show="replace" text:style-name="Internet_20_link" text:visited-style-name="Visited_20_Internet_20_Link"><text:tab/></text:a> <text:a xlink:type="simple" xlink:href="#_Toc513462895" office:target-frame-name="_top" xlink:show="replace" text:style-name="Internet_20_link" text:visited-style-name="Visited_20_Internet_20_Link">4</text:a></text:p>
          <text:p text:style-name="Contents_20_1"><text:a xlink:type="simple" xlink:href="#_Toc513462895" office:target-frame-name="_top" xlink:show="replace" text:style-name="Internet_20_link" text:visited-style-name="Visited_20_Internet_20_Link"><text:span text:style-name="Hiperłącze">III.</text:span></text:a><text:a xlink:type="simple" xlink:href="#_Toc513462895" office:target-frame-name="_top" xlink:show="replace" text:style-name="Internet_20_link" text:visited-style-name="Visited_20_Internet_20_Link"><text:span text:style-name="Domyślna_20_czcionka_20_akapitu"><text:span text:style-name="T8"><text:tab/></text:span></text:span></text:a><text:a xlink:type="simple" xlink:href="#_Toc513462895" office:target-frame-name="_top" xlink:show="replace" text:style-name="Internet_20_link" text:visited-style-name="Visited_20_Internet_20_Link"><text:span text:style-name="Hiperłącze">Słownik</text:span></text:a><text:a xlink:type="simple" xlink:href="#_Toc513462895" office:target-frame-name="_top" xlink:show="replace" text:style-name="Internet_20_link" text:visited-style-name="Visited_20_Internet_20_Link"><text:tab/></text:a><text:a xlink:type="simple" xlink:href="#_Toc513462897" office:target-frame-name="_top" xlink:show="replace" text:style-name="Internet_20_link" text:visited-style-name="Visited_20_Internet_20_Link">6</text:a></text:p>
          <text:p text:style-name="Contents_20_1"><text:a xlink:type="simple" xlink:href="#_Toc513462896" office:target-frame-name="_top" xlink:show="replace" text:style-name="Internet_20_link" text:visited-style-name="Visited_20_Internet_20_Link"><text:span text:style-name="Hiperłącze">IV.</text:span></text:a><text:a xlink:type="simple" xlink:href="#_Toc513462896" office:target-frame-name="_top" xlink:show="replace" text:style-name="Internet_20_link" text:visited-style-name="Visited_20_Internet_20_Link"><text:span text:style-name="Domyślna_20_czcionka_20_akapitu"><text:span text:style-name="T8"><text:tab/></text:span></text:span></text:a><text:a xlink:type="simple" xlink:href="#_Toc513462896" office:target-frame-name="_top" xlink:show="replace" text:style-name="Internet_20_link" text:visited-style-name="Visited_20_Internet_20_Link"><text:span text:style-name="Hiperłącze">Diagram związków encji (ERD)</text:span></text:a><text:a xlink:type="simple" xlink:href="#_Toc513462896" office:target-frame-name="_top" xlink:show="replace" text:style-name="Internet_20_link" text:visited-style-name="Visited_20_Internet_20_Link"><text:tab/></text:a><text:a xlink:type="simple" xlink:href="#_Toc513462898" office:target-frame-name="_top" xlink:show="replace" text:style-name="Internet_20_link" text:visited-style-name="Visited_20_Internet_20_Link">7</text:a></text:p>
          <text:p text:style-name="Contents_20_1"><text:a xlink:type="simple" xlink:href="#_Toc513462897" office:target-frame-name="_top" xlink:show="replace" text:style-name="Internet_20_link" text:visited-style-name="Visited_20_Internet_20_Link"><text:span text:style-name="Hiperłącze">V.</text:span></text:a><text:a xlink:type="simple" xlink:href="#_Toc513462897" office:target-frame-name="_top" xlink:show="replace" text:style-name="Internet_20_link" text:visited-style-name="Visited_20_Internet_20_Link"><text:span text:style-name="Domyślna_20_czcionka_20_akapitu"><text:span text:style-name="T8"><text:tab/></text:span></text:span></text:a><text:a xlink:type="simple" xlink:href="#_Toc513462897" office:target-frame-name="_top" xlink:show="replace" text:style-name="Internet_20_link" text:visited-style-name="Visited_20_Internet_20_Link"><text:span text:style-name="Hiperłącze">Diagram modelu relacyjnego (systemowego)</text:span></text:a><text:a xlink:type="simple" xlink:href="#_Toc513462897" office:target-frame-name="_top" xlink:show="replace" text:style-name="Internet_20_link" text:visited-style-name="Visited_20_Internet_20_Link"><text:tab/></text:a><text:a xlink:type="simple" xlink:href="#_Toc513462899" office:target-frame-name="_top" xlink:show="replace" text:style-name="Internet_20_link" text:visited-style-name="Visited_20_Internet_20_Link">8</text:a></text:p>
          <text:p text:style-name="Contents_20_1"><text:a xlink:type="simple" xlink:href="#_Toc513462898" office:target-frame-name="_top" xlink:show="replace" text:style-name="Internet_20_link" text:visited-style-name="Visited_20_Internet_20_Link"><text:span text:style-name="Hiperłącze">VI.</text:span></text:a><text:a xlink:type="simple" xlink:href="#_Toc513462898" office:target-frame-name="_top" xlink:show="replace" text:style-name="Internet_20_link" text:visited-style-name="Visited_20_Internet_20_Link"><text:span text:style-name="Domyślna_20_czcionka_20_akapitu"><text:span text:style-name="T8"><text:tab/></text:span></text:span></text:a><text:a xlink:type="simple" xlink:href="#_Toc513462898" office:target-frame-name="_top" xlink:show="replace" text:style-name="Internet_20_link" text:visited-style-name="Visited_20_Internet_20_Link"><text:span text:style-name="Hiperłącze">Diagram hierarchii funkcji (FHD)</text:span></text:a><text:a xlink:type="simple" xlink:href="#_Toc513462898" office:target-frame-name="_top" xlink:show="replace" text:style-name="Internet_20_link" text:visited-style-name="Visited_20_Internet_20_Link"><text:tab/></text:a><text:a xlink:type="simple" xlink:href="#_Toc513462900" office:target-frame-name="_top" xlink:show="replace" text:style-name="Internet_20_link" text:visited-style-name="Visited_20_Internet_20_Link">9</text:a></text:p>
          <text:p text:style-name="Contents_20_1"><text:a xlink:type="simple" xlink:href="#_Toc513462899" office:target-frame-name="_top" xlink:show="replace" text:style-name="Internet_20_link" text:visited-style-name="Visited_20_Internet_20_Link"><text:span text:style-name="Hiperłącze">VII.</text:span></text:a><text:a xlink:type="simple" xlink:href="#_Toc513462899" office:target-frame-name="_top" xlink:show="replace" text:style-name="Internet_20_link" text:visited-style-name="Visited_20_Internet_20_Link"><text:span text:style-name="Domyślna_20_czcionka_20_akapitu"><text:span text:style-name="T8"><text:tab/></text:span></text:span></text:a><text:a xlink:type="simple" xlink:href="#_Toc513462899" office:target-frame-name="_top" xlink:show="replace" text:style-name="Internet_20_link" text:visited-style-name="Visited_20_Internet_20_Link"><text:span text:style-name="Hiperłącze">Diagram przepływów danych (DFD)</text:span></text:a><text:span text:style-name="Hiperłącze">..............................................................................</text:span><text:a xlink:type="simple" xlink:href="#_Toc513462899" office:target-frame-name="_top" xlink:show="replace" text:style-name="Internet_20_link" text:visited-style-name="Visited_20_Internet_20_Link"><text:span text:style-name="Hiperłącze"> 10</text:span></text:a></text:p>
          <text:p text:style-name="Contents_20_1"><text:a xlink:type="simple" xlink:href="#_Toc513462900" office:target-frame-name="_top" xlink:show="replace" text:style-name="Internet_20_link" text:visited-style-name="Visited_20_Internet_20_Link"><text:span text:style-name="Hiperłącze">VIII.</text:span></text:a><text:a xlink:type="simple" xlink:href="#_Toc513462900" office:target-frame-name="_top" xlink:show="replace" text:style-name="Internet_20_link" text:visited-style-name="Visited_20_Internet_20_Link"><text:span text:style-name="Domyślna_20_czcionka_20_akapitu"><text:span text:style-name="T8"><text:tab/></text:span></text:span></text:a><text:a xlink:type="simple" xlink:href="#_Toc513462900" office:target-frame-name="_top" xlink:show="replace" text:style-name="Internet_20_link" text:visited-style-name="Visited_20_Internet_20_Link"><text:span text:style-name="Hiperłącze">Podsumowanie</text:span></text:a><text:a xlink:type="simple" xlink:href="#_Toc513462900" office:target-frame-name="_top" xlink:show="replace" text:style-name="Internet_20_link" text:visited-style-name="Visited_20_Internet_20_Link"><text:tab/></text:a><text:a xlink:type="simple" xlink:href="#_Toc513462900" office:target-frame-name="_top" xlink:show="replace" text:style-name="Internet_20_link" text:visited-style-name="Visited_20_Internet_20_Link"> 13</text:a></text:p>
        </text:index-body>
      </text:table-of-content>
      <text:p text:style-name="Normalny"/>
      <text:p text:style-name="Normalny"><text:span text:style-name="Odwołanie_20_do_20_komentarza"/></text:p>
      <text:p text:style-name="P5"><text:s/></text:p>
      <text:p text:style-name="P11"/>
      <text:h text:style-name="Heading_20_1" text:outline-level="1"><text:bookmark-start text:name="_Toc513462888"/>Syntetyczny opis tematu projektowego<text:bookmark-end text:name="_Toc513462888"/></text:h>
      <text:p text:style-name="P8">Moduł systemu ma wspomagać zarządzanie międzynarodowym serwisem internetowym kupno-sprzedaż</text:p>
      <text:h text:style-name="Heading_20_1" text:outline-level="1"><text:bookmark-start text:name="_Toc513462889"/>Opis rzeczywistości projektowanego systemu<text:bookmark-end text:name="_Toc513462889"/></text:h>
      <text:p text:style-name="P19">System zapewnia pełną obsługę i zarządzanie firmy mającej w swej ofercie serwis internetowy kupna-sprzedaży. Został on podzielony na moduły ze względu na funkcjonalność oraz ze względów bezpieczeństwa zasobów. W skład systemu wchodzą między innymi moduły : Rachunkowość, Kadry, Obsługa klientów, Reklama oraz Wspomaganie serwisu kupno-sprzedaż (obsługa witryny). Poszczególne moduły współpracują ze sobą w naturalny sposób. <text:line-break/><text:tab/>Niniejszy moduł współpracuje bezpośrednio z witryną internetową bądź aplikacją mobilną. Swoje dane (bazę danych) udostępnia innym modułom systemu, natomiast ze względów bezpieczeństwa nie ma dostępu do danych innych modułów.</text:p>
      <text:p text:style-name="P8"><text:tab/>Serwis ma za zadanie umożliwić użytkownikom sprzedaż przedmiotów, za pośrednictwem internetu, innym użytkownikom platformy. Przez użytkownika rozumiemy osoby prywatne zarejestrowane w serwisie. Możliwa jest sprzedaż przedmiotów nowych jak i <text:s/>używanych. Rzeczy podzielone są na kategorie. Oferta sprzedaży musi zawierać cenę, datę rozpoczęcia, datę zakończenia itp. Może zawierać również opis, zdjęcia oraz miasto odbioru oferowanego przedmiotu (które może się różnić od miasta zamieszkania sprzedającego).</text:p>
      <text:p text:style-name="P8"><text:s/>Dochód z platformy mogą zapewnić opłaty za promowanie ofert oraz prowizje od sprzedaży.</text:p>
      <text:h text:style-name="Heading_20_2" text:outline-level="2"><text:bookmark-start text:name="_Toc513462890"/>Jednostki organizacyjne<text:bookmark-end text:name="_Toc513462890"/></text:h>
      <text:p text:style-name="P8"><text:tab/>Jak każdy system tak i ten wymaga odpowiedniego podziału na jednostki organizacyjne przedsiębiorstwa, celem zachowania poprawnego działania , jak i usprawnienia pracy. W omawianym systemie podział przedstawia się następująco :</text:p>
      <text:p text:style-name="P9">Dział Kadr i płac</text:p>
      <text:p text:style-name="P10">Odpowiada za zatrudnianie pracowników, ewidencjonowanie ich ,wypłatę świadczeń z tytułu UoP oraz inne zagadnienia związane z tym zakresem działań.</text:p>
      <text:p text:style-name="P9">Dział Księgowości i rachunkowości</text:p>
      <text:p text:style-name="P10">Odpowiada min. za wszelkie rozliczenia księgowe związane z wewnętrzną księgowością jak i ewidencjonowaniem i rozliczaniem zewnętrznych przelewów związanych z zakupami za pośrednictwem platformy oraz ewidencjonowaniem faktur.</text:p>
      <text:p text:style-name="P9">Dział marketingu</text:p>
      <text:p text:style-name="P10">Odpowiada za wszelkie działania związane z promocją i reklamą serwisu.</text:p>
      <text:p text:style-name="P10"/>
      <text:p text:style-name="P10"/>
      <text:p text:style-name="P9"><text:soft-page-break/>Dział obsługi klienta</text:p>
      <text:p text:style-name="P10">Odpowiada za wszelkie kontakty z klientami końcowymi (użytkownikami serwisu). Obsługuje wszelkiego rodzaju reklamację jak i spory.</text:p>
      <text:p text:style-name="P9">Dział zarządzania witryną</text:p>
      <text:p text:style-name="P10">Odpowiada za wszelkie zadania związane z obsługą witryny internetowej (serwisu) m. in. rozwiązanie wszystkich problemów technicznych.</text:p>
      <text:h text:style-name="Heading_20_2" text:outline-level="2"><text:bookmark-start text:name="_Toc513462891"/>Główne procesy<text:bookmark-end text:name="_Toc513462891"/></text:h>
      <text:p text:style-name="Normalny">Nadrzędny proces to <text:span text:style-name="Default_20_Paragraph_20_Font"><text:span text:style-name="T1">zarządzanie działalnością serwisu kupna-sprzedaży</text:span></text:span>. Proces ten posiada następujące podprocesy:</text:p>
      <text:p text:style-name="Normalny"><text:span text:style-name="Default_20_Paragraph_20_Font"><text:span text:style-name="T1">Zarządzanie witryną internetową serwisu </text:span></text:span>– proces ten umozliwia uzyskiwanie danych o oferowanych przedmiotach, kategoryzowanie ich, umieszczanie ofert kupna i sprzedazy przedmiotów, a także ich odpowiednie promowanie</text:p>
      <text:p text:style-name="Normalny"><text:span text:style-name="Default_20_Paragraph_20_Font"><text:span text:style-name="T1">Zarządzanie użytkownikami serwisu </text:span></text:span>– proces ten umożliwia pozyskiwanie danych o użytkownikach, tworzenie ich kont oraz zarządzanie nimi</text:p>
      <text:p text:style-name="Normalny"><text:span text:style-name="Default_20_Paragraph_20_Font"><text:span text:style-name="T1">Zarządzanie rachunkowością</text:span></text:span> – proces realizowany przez zewnętrzny system, umożliwia zarządzanie przelewami oraz prowizjami</text:p>
      <text:p text:style-name="Normalny"><text:span text:style-name="Default_20_Paragraph_20_Font"><text:span text:style-name="T1">Zarządzanie kadrami</text:span></text:span> – proces realizowany ręcznie, umożliwia uzyskiwanie danych o zatrudnianych pracownikach, tworzenie grafików pracy oraz zarządzanie wynagrodzeniami</text:p>
      <text:p text:style-name="P8"><text:span text:style-name="Default_20_Paragraph_20_Font"><text:span text:style-name="T1">Zarządzanie reklamą</text:span></text:span> – proces realizowany ręcznie umożliwia tworzenie reklam serwisu oraz zarządzanie strategią marketingową.</text:p>
      <text:h text:style-name="Heading_20_2" text:outline-level="2"><text:bookmark-start text:name="_Toc513462892"/>Główne dane<text:bookmark-end text:name="_Toc513462892"/></text:h>
      <text:p text:style-name="P8">System ten współpracuje z wszelkimi danymi ,które są niezbędne do poprawnego funkcjonowania serwisu. Oczywiście należą do nich informacje o użytkownikach ale też ofertach kupna jak i sprzedaży. System zbiera również informacje dotyczące promowania poszczególnych ofert. Nieodzownym elementem systemu jest też podział wystawianych przedmiotów na kategorie celem łatwiejszego wyszukiwania interesującej oferty przez kupujących.</text:p>
      <text:h text:style-name="Heading_20_2" text:outline-level="2"><text:bookmark-start text:name="_Toc513462893"/>Główne funkcje<text:bookmark-end text:name="_Toc513462893"/></text:h>
      <text:p text:style-name="Normalny"><text:span text:style-name="Domyślna_20_czcionka_20_akapitu"><text:span text:style-name="T1">Prowadzanie działalności internetowej kupna-sprzedaży </text:span></text:span>– funkcja kontekstowa, zakłada realizację pracy całego serwisu internetowego zajmującego się kupnem i sprzedażą towarów</text:p>
      <text:p text:style-name="Normalny"><text:span text:style-name="Domyślna_20_czcionka_20_akapitu"><text:span text:style-name="T2">Obsługa witryny </text:span></text:span><text:span text:style-name="Domyślna_20_czcionka_20_akapitu"><text:span text:style-name="T7">– funkcja systemowa, jest jedną z głównych funkcji systemu, realizuje obsługę techniczną działania samej witryny, tj. dodawanie obiektów aukcji i zarządzanie nimi</text:span></text:span></text:p>
      <text:p text:style-name="Normalny"><text:span text:style-name="Domyślna_20_czcionka_20_akapitu"><text:span text:style-name="T2">Tworzenie Aukcji </text:span></text:span><text:span text:style-name="Domyślna_20_czcionka_20_akapitu"><text:span text:style-name="T7">– dzięki tej funkcji możemy tworzyć nowe aukcje w serwisie internetowym</text:span></text:span></text:p>
      <text:p text:style-name="Normalny"><text:span text:style-name="Domyślna_20_czcionka_20_akapitu"><text:span text:style-name="T2">Zarządzanie danymi </text:span></text:span><text:span text:style-name="Domyślna_20_czcionka_20_akapitu"><text:span text:style-name="T7">– ta funkcja umożliwia nam dodanie bądź edytowanie informacji o sprzedawanych produktach, takie jak nazwa, ilość, cechy towaru</text:span></text:span></text:p>
      <text:p text:style-name="Normalny"><text:span text:style-name="Domyślna_20_czcionka_20_akapitu"><text:span text:style-name="T2">Dodawanie zdjęć </text:span></text:span><text:span text:style-name="Domyślna_20_czcionka_20_akapitu"><text:span text:style-name="T7">– funkcja umożliwiająca dodawanie zdjęć sprzedawanych w serwisie internetowym towarów</text:span></text:span></text:p>
      <text:p text:style-name="Normalny"><text:soft-page-break/><text:span text:style-name="Domyślna_20_czcionka_20_akapitu"><text:span text:style-name="T2">Promowanie ofert </text:span></text:span><text:span text:style-name="Domyślna_20_czcionka_20_akapitu"><text:span text:style-name="T7">– dzięki tej funkcji możemy znacznie zwiększyć zyski firmy z prowadzenia działalności internetowej, funkcja ta zakłada każdorazowe pobieranie prowizji od sprzedawanych w serwisie towarów</text:span></text:span></text:p>
      <text:p text:style-name="Normalny"><text:span text:style-name="Domyślna_20_czcionka_20_akapitu"><text:span text:style-name="T2">Obsługa użytkowników</text:span></text:span><text:span text:style-name="Domyślna_20_czcionka_20_akapitu"><text:span text:style-name="T7"> – funkcja systemowa, jedna z głównych funkcji systemu, realizuje obsługę użytkowników korzystających z serwisu internetowego</text:span></text:span></text:p>
      <text:p text:style-name="Normalny"><text:span text:style-name="Domyślna_20_czcionka_20_akapitu"><text:span text:style-name="T2">Rejestracja w serwisie </text:span></text:span><text:span text:style-name="Domyślna_20_czcionka_20_akapitu"><text:span text:style-name="T7">– dzięki tej funkcji użytkownicy mogą tworzyć swoje konta, umożliwiające przeglądanie ofert, dodawanie nowych oraz dokonywanie zakupów</text:span></text:span></text:p>
      <text:p text:style-name="Normalny"><text:span text:style-name="Domyślna_20_czcionka_20_akapitu"><text:span text:style-name="T2">Zarządzanie danymi konta </text:span></text:span><text:span text:style-name="Domyślna_20_czcionka_20_akapitu"><text:span text:style-name="T7">– funkcja umożliwia zarządzanie przez użytkownika swoimi danymi, takimi jak numer konta, adres do wysyłki, adres email itp.</text:span></text:span></text:p>
      <text:p text:style-name="Normalny"><text:span text:style-name="Domyślna_20_czcionka_20_akapitu"><text:span text:style-name="T2">Obsługa rachunkowości </text:span></text:span><text:span text:style-name="Domyślna_20_czcionka_20_akapitu"><text:span text:style-name="T7">– funkcja realizowana przez zewnętrzny system</text:span></text:span></text:p>
      <text:p text:style-name="Normalny"><text:span text:style-name="Domyślna_20_czcionka_20_akapitu"><text:span text:style-name="T2">Przekazywanie przelewów </text:span></text:span><text:span text:style-name="Domyślna_20_czcionka_20_akapitu"><text:span text:style-name="T7">– funkcja realizowana przez zewnętrzny system</text:span></text:span></text:p>
      <text:p text:style-name="Normalny"><text:span text:style-name="Domyślna_20_czcionka_20_akapitu"><text:span text:style-name="T2">Pobieranie prowizji </text:span></text:span><text:span text:style-name="Domyślna_20_czcionka_20_akapitu"><text:span text:style-name="T7">– funkcja realizowana przez zewnętrzny system</text:span></text:span></text:p>
      <text:p text:style-name="Normalny"><text:span text:style-name="Domyślna_20_czcionka_20_akapitu"><text:span text:style-name="T2">Obsługa kadr </text:span></text:span><text:span text:style-name="Domyślna_20_czcionka_20_akapitu"><text:span text:style-name="T7">– funkcja realizowana ręcznie</text:span></text:span></text:p>
      <text:p text:style-name="Normalny"><text:span text:style-name="Domyślna_20_czcionka_20_akapitu"><text:span text:style-name="T2">Zatrudnianie pracowników </text:span></text:span><text:span text:style-name="Domyślna_20_czcionka_20_akapitu"><text:span text:style-name="T7">– funkcja realizowana ręcznie</text:span></text:span></text:p>
      <text:p text:style-name="Normalny"><text:span text:style-name="Domyślna_20_czcionka_20_akapitu"><text:span text:style-name="T2">Ustalanie grafiku </text:span></text:span><text:span text:style-name="Domyślna_20_czcionka_20_akapitu"><text:span text:style-name="T7">– funkcja realizowana ręcznie</text:span></text:span></text:p>
      <text:p text:style-name="Normalny"><text:span text:style-name="Domyślna_20_czcionka_20_akapitu"><text:span text:style-name="T2">Wypłata wynagrodzeń </text:span></text:span><text:span text:style-name="Domyślna_20_czcionka_20_akapitu"><text:span text:style-name="T7">– funkcja realizowana ręcznie</text:span></text:span></text:p>
      <text:p text:style-name="Normalny"><text:span text:style-name="Domyślna_20_czcionka_20_akapitu"><text:span text:style-name="T2">Obsługa Reklamy </text:span></text:span><text:span text:style-name="Domyślna_20_czcionka_20_akapitu"><text:span text:style-name="T7">– funkcja realizowana ręcznie</text:span></text:span></text:p>
      <text:p text:style-name="Normalny"><text:span text:style-name="Domyślna_20_czcionka_20_akapitu"><text:span text:style-name="T2">Marketing firmy </text:span></text:span><text:span text:style-name="Domyślna_20_czcionka_20_akapitu"><text:span text:style-name="T7">– funkcja realizowana ręcznie</text:span></text:span></text:p>
      <text:p text:style-name="P8"><text:span text:style-name="Domyślna_20_czcionka_20_akapitu"><text:span text:style-name="T1">Tworzenie reklam </text:span></text:span><text:span text:style-name="Domyślna_20_czcionka_20_akapitu">– funkcja realizowana ręcznie</text:span></text:p>
      <text:p text:style-name="P8"/>
      <text:h text:style-name="P21" text:outline-level="1"><text:bookmark-start text:name="_Toc513462895"/>Słownik<text:bookmark-end text:name="_Toc513462895"/></text:h>
      <text:p text:style-name="P8"/>
      <table:table table:name="Tabela1" table:style-name="Tabela1">
        <table:table-column table:style-name="Tabela1.A"/>
        <table:table-column table:style-name="Tabela1.B"/>
        <table:table-column table:style-name="Tabela1.C"/>
        <table:table-row>
          <table:table-cell table:style-name="Tabela1.A1" office:value-type="string">
            <text:p text:style-name="P12">Lp.</text:p>
          </table:table-cell>
          <table:table-cell table:style-name="Tabela1.A1" office:value-type="string">
            <text:p text:style-name="P14"><text:span text:style-name="Domyślna_20_czcionka_20_akapitu"><text:span text:style-name="T7">Nazwa</text:span></text:span><text:span text:style-name="Odwołanie_20_przypisu_20_dolnego"><text:span text:style-name="T7"><text:note text:id="ftn1" text:note-class="footnote"><text:note-citation>1</text:note-citation><text:note-body><text:p text:style-name="Tekst_20_przypisu_20_dolnego"><text:s/>Nazwa bez polskich znaków</text:p></text:note-body></text:note></text:span></text:span><text:span text:style-name="Domyślna_20_czcionka_20_akapitu"><text:span text:style-name="T7"> encji</text:span></text:span></text:p>
          </table:table-cell>
          <table:table-cell table:style-name="Tabela1.A1" office:value-type="string">
            <text:p text:style-name="P12">Wykaz atrybutów</text:p>
            <text:p text:style-name="P14"><text:span text:style-name="Domyślna_20_czcionka_20_akapitu"><text:span text:style-name="T9">Układ: wyr. klucza gł. (PK) „#” lub „-”, nazwa</text:span></text:span><text:span text:style-name="Odwołanie_20_przypisu_20_dolnego"><text:span text:style-name="T9"><text:note text:id="ftn2" text:note-class="footnote"><text:note-citation>2</text:note-citation><text:note-body><text:p text:style-name="Tekst_20_przypisu_20_dolnego"><text:s/>Jw.</text:p></text:note-body></text:note></text:span></text:span><text:span text:style-name="Domyślna_20_czcionka_20_akapitu"><text:span text:style-name="T9">, typ danych – znak, liczba, data, inny</text:span></text:span></text:p>
          </table:table-cell>
        </table:table-row>
        <table:table-row>
          <table:table-cell table:style-name="Tabela1.A1" office:value-type="string">
            <text:p text:style-name="P15">1</text:p>
          </table:table-cell>
          <table:table-cell table:style-name="Tabela1.A1" office:value-type="string">
            <text:p text:style-name="P15">2</text:p>
          </table:table-cell>
          <table:table-cell table:style-name="Tabela1.A1" office:value-type="string">
            <text:p text:style-name="P15">3</text:p>
          </table:table-cell>
        </table:table-row>
        <table:table-row>
          <table:table-cell table:style-name="Tabela1.A3" office:value-type="string">
            <text:list xml:id="list7116715813296397372" text:style-name="L2">
              <text:list-item>
                <text:p text:style-name="P24"/>
              </text:list-item>
            </text:list>
          </table:table-cell>
          <table:table-cell table:style-name="Tabela1.A3" office:value-type="string">
            <text:p text:style-name="P13">Uzytkownicy</text:p>
          </table:table-cell>
          <table:table-cell table:style-name="Tabela1.A3" office:value-type="string">
            <text:list xml:id="list4713961318854294497" text:style-name="L3">
              <text:list-item>
                <text:p text:style-name="P25">#, Uzytkownik_id, liczba całkowita</text:p>
              </text:list-item>
              <text:list-item>
                <text:p text:style-name="P25">-, Nazwisko, zmienna znakowa</text:p>
              </text:list-item>
              <text:list-item>
                <text:p text:style-name="P25">-, Imie ,zmienna znakowa</text:p>
              </text:list-item>
              <text:list-item>
                <text:p text:style-name="P25">-, Adres_ulica, zmienna znakowa</text:p>
              </text:list-item>
              <text:list-item>
                <text:p text:style-name="P25">-, Adres_nr_budynku, liczba całkowita</text:p>
              </text:list-item>
              <text:list-item>
                <text:p text:style-name="P25">-, Andres_nr_mieszkania, liczba całkowita</text:p>
              </text:list-item>
              <text:list-item>
                <text:p text:style-name="P25">-, Nr_konta_bankowego, zmienna znakowa</text:p>
              </text:list-item>
            </text:list>
          </table:table-cell>
        </table:table-row>
        <table:table-row>
          <table:table-cell table:style-name="Tabela1.A4" office:value-type="string">
            <text:list xml:id="list43451025" text:continue-list="list7116715813296397372" text:style-name="L2">
              <text:list-item>
                <text:p text:style-name="P24"/>
              </text:list-item>
            </text:list>
          </table:table-cell>
          <table:table-cell table:style-name="Tabela1.A4" office:value-type="string">
            <text:p text:style-name="P13">Miasta</text:p>
          </table:table-cell>
          <table:table-cell table:style-name="Tabela1.A4" office:value-type="string">
            <text:list xml:id="list41418658" text:style-name="L3">
              <text:list-item>
                <text:p text:style-name="P25">#, Miasto_id, liczba całkowita</text:p>
              </text:list-item>
              <text:list-item>
                <text:p text:style-name="P25">-, Nazwa_miasta, zmienna znakowa</text:p>
              </text:list-item>
            </text:list>
          </table:table-cell>
        </table:table-row>
        <table:table-row>
          <table:table-cell table:style-name="Tabela1.A4" office:value-type="string">
            <text:list xml:id="list43461186" text:continue-list="list43451025" text:style-name="L2">
              <text:list-item>
                <text:p text:style-name="P24"/>
              </text:list-item>
            </text:list>
          </table:table-cell>
          <table:table-cell table:style-name="Tabela1.A4" office:value-type="string">
            <text:p text:style-name="P13">Kody_pocztowe</text:p>
          </table:table-cell>
          <table:table-cell table:style-name="Tabela1.A4" office:value-type="string">
            <text:list xml:id="list41438163" text:style-name="L3">
              <text:list-item>
                <text:p text:style-name="P25">#, Kod_pocztowy, zmienna</text:p>
              </text:list-item>
            </text:list>
          </table:table-cell>
        </table:table-row>
        <table:table-row>
          <table:table-cell table:style-name="Tabela1.A4" office:value-type="string">
            <text:list xml:id="list43445071" text:continue-list="list43461186" text:style-name="L2">
              <text:list-item>
                <text:p text:style-name="P24"/>
              </text:list-item>
            </text:list>
          </table:table-cell>
          <table:table-cell table:style-name="Tabela1.A4" office:value-type="string">
            <text:p text:style-name="P13">Kategorie_przedmiotow</text:p>
          </table:table-cell>
          <table:table-cell table:style-name="Tabela1.A4" office:value-type="string">
            <text:list xml:id="list41436392" text:style-name="L3">
              <text:list-item>
                <text:p text:style-name="P25">#, Kategoria_id, liczba całkowita</text:p>
              </text:list-item>
              <text:list-item>
                <text:p text:style-name="P25">-, Nazwa_kategorii, zmienna znakowa</text:p>
              </text:list-item>
              <text:list-item>
                <text:p text:style-name="P25">-, Prowizja, liczba zmiennoprzecinkowa</text:p>
              </text:list-item>
            </text:list>
          </table:table-cell>
        </table:table-row>
        <table:table-row>
          <table:table-cell table:style-name="Tabela1.A4" office:value-type="string">
            <text:list xml:id="list43471734" text:continue-list="list43445071" text:style-name="L2">
              <text:list-item>
                <text:p text:style-name="P24"/>
              </text:list-item>
            </text:list>
          </table:table-cell>
          <table:table-cell table:style-name="Tabela1.A4" office:value-type="string">
            <text:p text:style-name="P13">Zdjecia</text:p>
          </table:table-cell>
          <table:table-cell table:style-name="Tabela1.A4" office:value-type="string">
            <text:list xml:id="list41435011" text:style-name="L3">
              <text:list-item>
                <text:p text:style-name="P25">#, Zdjecie_id, liczba całkowita</text:p>
              </text:list-item>
              <text:list-item>
                <text:p text:style-name="P25">-, Zjecie, plik graficzny</text:p>
              </text:list-item>
            </text:list>
          </table:table-cell>
        </table:table-row>
        <table:table-row>
          <table:table-cell table:style-name="Tabela1.A4" office:value-type="string">
            <text:list xml:id="list43474448" text:continue-list="list43471734" text:style-name="L2">
              <text:list-item>
                <text:p text:style-name="P24"/>
              </text:list-item>
            </text:list>
          </table:table-cell>
          <table:table-cell table:style-name="Tabela1.A4" office:value-type="string">
            <text:p text:style-name="P13">Promowania_ofert</text:p>
          </table:table-cell>
          <table:table-cell table:style-name="Tabela1.A4" office:value-type="string">
            <text:list xml:id="list41432363" text:style-name="L3">
              <text:list-item>
                <text:p text:style-name="P25">#, Promowanie_id, liczba całkowita</text:p>
              </text:list-item>
              <text:list-item>
                <text:p text:style-name="P25">-, Nazwa_promowania, zmienna znakowa</text:p>
              </text:list-item>
              <text:list-item>
                <text:p text:style-name="P25">-, Cena, pieniądze</text:p>
              </text:list-item>
              <text:list-item>
                <text:p text:style-name="P25">-, Ilosc_dni, liczba całkowita</text:p>
              </text:list-item>
            </text:list>
          </table:table-cell>
        </table:table-row>
        <table:table-row>
          <table:table-cell table:style-name="Tabela1.A4" office:value-type="string">
            <text:list xml:id="list43443793" text:continue-list="list43474448" text:style-name="L2">
              <text:list-item>
                <text:p text:style-name="P24"/>
              </text:list-item>
            </text:list>
          </table:table-cell>
          <table:table-cell table:style-name="Tabela1.A4" office:value-type="string">
            <text:p text:style-name="P13">Oferty_sprzedazy</text:p>
          </table:table-cell>
          <table:table-cell table:style-name="Tabela1.A4" office:value-type="string">
            <text:list xml:id="list41421495" text:style-name="L3">
              <text:list-item>
                <text:p text:style-name="P25">#, Oferta_s_id, liczba całkowita</text:p>
              </text:list-item>
              <text:list-item>
                <text:p text:style-name="P25">-, Tytul_oferty, zmienna znakowa</text:p>
              </text:list-item>
              <text:list-item>
                <text:p text:style-name="P25">-, Cena, pieniądze</text:p>
              </text:list-item>
              <text:list-item>
                <text:p text:style-name="P25">-, Opis, zmienna znakowa</text:p>
              </text:list-item>
              <text:list-item>
                <text:p text:style-name="P25">-, Czas_rozpoczecia, data i godzina</text:p>
              </text:list-item>
              <text:list-item>
                <text:p text:style-name="P25">-, Czas_zakonczenia, data i godzina</text:p>
              </text:list-item>
              <text:list-item>
                <text:p text:style-name="P25">-, Czy_odnowic, zmienna zero-jedynkowa</text:p>
              </text:list-item>
              <text:list-item>
                <text:p text:style-name="P25">-, Okres_promowania, Liczba_całkowita</text:p>
              </text:list-item>
            </text:list>
          </table:table-cell>
        </table:table-row>
        <table:table-row>
          <table:table-cell table:style-name="Tabela1.A4" office:value-type="string">
            <text:list xml:id="list43467215" text:continue-list="list43443793" text:style-name="L2">
              <text:list-item>
                <text:p text:style-name="P24"/>
              </text:list-item>
            </text:list>
          </table:table-cell>
          <table:table-cell table:style-name="Tabela1.A4" office:value-type="string">
            <text:p text:style-name="P13">Zakupy</text:p>
          </table:table-cell>
          <table:table-cell table:style-name="Tabela1.A4" office:value-type="string">
            <text:list xml:id="list41419464" text:style-name="L3">
              <text:list-item>
                <text:p text:style-name="P25">#, Zakup_id, liczba całkowita</text:p>
              </text:list-item>
              <text:list-item>
                <text:p text:style-name="P25">-, Czas_zakupu, data i godzina</text:p>
              </text:list-item>
              <text:list-item>
                <text:p text:style-name="P25">-, Czy_oplacono, zmienna zero-jedynkowa</text:p>
              </text:list-item>
            </text:list>
          </table:table-cell>
        </table:table-row>
      </table:table>
      <text:p text:style-name="Normalny"><text:bookmark-start text:name="_Toc513462896"/><text:bookmark-end text:name="_Toc513462896"/><text:bookmark-start text:name="_Toc513462897"/><text:bookmark-end text:name="_Toc513462897"/><text:bookmark-start text:name="_Toc513462898"/><text:bookmark-end text:name="_Toc513462898"/><text:bookmark-start text:name="_Toc513462899"/><text:bookmark-end text:name="_Toc513462899"/><text:bookmark-start text:name="_Toc513462900"/><text:bookmark-end text:name="_Toc513462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ny" style:class="text">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ny" style:next-style-name="Normalny" style:default-outline-level="1" style:class="text">
      <style:paragraph-properties fo:margin-left="1cm" fo:margin-right="0cm" fo:margin-top="0.423cm" fo:margin-bottom="0cm" fo:keep-together="always" fo:hyphenation-ladder-count="no-limit" fo:text-indent="-1cm" style:auto-text-indent="false" fo:keep-with-next="always">
        <style:tab-stops>
          <style:tab-stop style:position="0cm"/>
        </style:tab-stops>
      </style:paragraph-properties>
      <style:text-properties fo:color="#2e74b5" style:font-name="Calibri Light" fo:font-size="14pt" style:font-name-asian="Times New Roman" style:font-size-asian="14pt" style:font-name-complex="Times New Roman" style:font-size-complex="16pt" fo:hyphenate="true" fo:hyphenation-remain-char-count="0" fo:hyphenation-push-char-count="0"/>
    </style:style>
    <style:style style:name="Heading_20_2" style:display-name="Heading 2" style:family="paragraph" style:parent-style-name="Normalny" style:next-style-name="Normalny"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true" fo:hyphenation-remain-char-count="0" fo:hyphenation-push-char-count="0"/>
    </style:style>
    <style:style style:name="Normalny" style:family="paragraph">
      <style:paragraph-properties fo:hyphenation-ladder-count="no-limit"/>
      <style:text-properties fo:font-size="12pt" style:font-size-asian="12pt" fo:hyphenate="true" fo:hyphenation-remain-char-count="0" fo:hyphenation-push-char-count="0"/>
    </style:style>
    <style:style style:name="Footer" style:family="paragraph" style:parent-style-name="Normalny"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Contents_20_Heading" style:display-name="Contents Heading" style:family="paragraph" style:parent-style-name="Heading_20_1" style:next-style-name="Normalny" style:default-outline-level="" style:list-style-name="LFO2" style:class="index">
      <style:paragraph-properties fo:hyphenation-ladder-count="no-limit"/>
      <style:text-properties style:language-asian="pl" style:country-asian="PL" fo:hyphenate="true" fo:hyphenation-remain-char-count="0" fo:hyphenation-push-char-count="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ny" style:next-style-name="Normalny" style:auto-update="true" style:class="index">
      <style:paragraph-properties fo:margin-top="0cm" fo:margin-bottom="0.176cm" fo:hyphenation-ladder-count="no-limit">
        <style:tab-stops>
          <style:tab-stop style:position="1cm"/>
          <style:tab-stop style:position="15.984cm" style:type="right" style:leader-style="dotted" style:leader-text="."/>
        </style:tab-stops>
      </style:paragraph-properties>
      <style:text-properties fo:hyphenate="true" fo:hyphenation-remain-char-count="0" fo:hyphenation-push-char-count="0"/>
    </style:style>
    <style:style style:name="Title" style:family="paragraph" style:parent-style-name="Normalny" style:next-style-name="Normalny" style:class="chapter">
      <style:paragraph-properties fo:margin-top="0cm" fo:margin-bottom="0cm" fo:line-height="100%" fo:hyphenation-ladder-count="no-limit"/>
      <style:text-properties style:font-name="Calibri Light" fo:font-size="22pt" fo:letter-spacing="-0.018cm" style:letter-kerning="true" style:font-name-asian="Times New Roman" style:font-size-asian="22pt" style:font-name-complex="Times New Roman" style:font-size-complex="28pt" fo:hyphenate="tru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Normalny" style:next-style-name="Normalny" style:auto-update="true" style:class="index">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ekst_20_komentarza" style:display-name="Tekst komentarza" style:family="paragraph" style:parent-style-name="Normalny">
      <style:paragraph-properties fo:line-height="100%" fo:hyphenation-ladder-count="no-limit"/>
      <style:text-properties fo:font-size="10pt" style:font-size-asian="10pt" style:font-size-complex="10pt" fo:hyphenate="true" fo:hyphenation-remain-char-count="0" fo:hyphenation-push-char-count="0"/>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true" fo:hyphenation-remain-char-count="0" fo:hyphenation-push-char-count="0"/>
    </style:style>
    <style:style style:name="Tekst_20_dymka" style:display-name="Tekst dymka" style:family="paragraph" style:parent-style-name="Normalny">
      <style:paragraph-properties fo:margin-top="0cm" fo:margin-bottom="0cm" fo:line-height="100%" fo:hyphenation-ladder-count="no-limit"/>
      <style:text-properties style:font-name="Segoe UI" fo:font-size="9pt" style:font-size-asian="9pt" style:font-name-complex="Segoe UI" style:font-size-complex="9pt" fo:hyphenate="true" fo:hyphenation-remain-char-count="0" fo:hyphenation-push-char-count="0"/>
    </style:style>
    <style:style style:name="Tekst_20_przypisu_20_dolnego" style:display-name="Tekst przypisu dolnego" style:family="paragraph" style:parent-style-name="Normalny">
      <style:paragraph-properties fo:margin-top="0cm" fo:margin-bottom="0cm" fo:line-height="100%" fo:hyphenation-ladder-count="no-limit"/>
      <style:text-properties fo:font-size="10pt" style:font-size-asian="10pt" style:font-size-complex="10pt" fo:hyphenate="tru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omyślna_20_czcionka_20_akapitu" style:display-name="Domyślna czcionka akapitu" style:family="text"/>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agłówek_20_1_20_Znak" style:display-name="Nagłówek 1 Znak" style:family="text" style:parent-style-name="Domyślna_20_czcionka_20_akapitu">
      <style:text-properties fo:color="#2e74b5" style:font-name="Calibri Light" fo:font-size="14pt" style:font-name-asian="Times New Roman" style:font-size-asian="14pt" style:font-name-complex="Times New Roman" style:font-size-complex="16pt"/>
    </style:style>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Tytuł_20_Znak" style:display-name="Tytuł Znak" style:family="text" style:parent-style-name="Domyślna_20_czcionka_20_akapitu">
      <style:text-properties style:font-name="Calibri Light" fo:font-size="22pt" fo:letter-spacing="-0.018cm" style:letter-kerning="true" style:font-name-asian="Times New Roman" style:font-size-asian="22pt" style:font-name-complex="Times New Roman" style:font-size-complex="28pt"/>
    </style:style>
    <style:style style:name="Nagłówek_20_2_20_Znak" style:display-name="Nagłówek 2 Znak" style:family="text" style:parent-style-name="Domyślna_20_czcionka_20_akapitu">
      <style:text-properties fo:color="#2e74b5" style:font-name="Calibri Light" fo:font-size="13pt" style:font-name-asian="Times New Roman" style:font-size-asian="13pt" style:font-name-complex="Times New Roman" style:font-size-complex="13pt"/>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komentarza_20_Znak" style:display-name="Tekst komentarza Znak" style:family="text" style:parent-style-name="Domyślna_20_czcionka_20_akapitu">
      <style:text-properties fo:font-size="10pt" style:font-size-asian="10pt" style:font-size-complex="10pt"/>
    </style:style>
    <style:style style:name="Temat_20_komentarza_20_Znak" style:display-name="Temat komentarza Znak" style:family="text" style:parent-style-name="Tekst_20_komentarza_20_Znak">
      <style:text-properties fo:font-size="10pt" fo:font-weight="bold" style:font-size-asian="10pt" style:font-weight-asian="bold" style:font-size-complex="10pt" style:font-weight-complex="bold"/>
    </style:style>
    <style:style style:name="Tekst_20_dymka_20_Znak" style:display-name="Tekst dymka Znak" style:family="text" style:parent-style-name="Domyślna_20_czcionka_20_akapitu">
      <style:text-properties style:font-name="Segoe UI" fo:font-size="9pt" style:font-size-asian="9pt" style:font-name-complex="Segoe UI" style:font-size-complex="9pt"/>
    </style:style>
    <style:style style:name="Tekst_20_przypisu_20_dolnego_20_Znak" style:display-name="Tekst przypisu dolnego Znak" style:family="text" style:parent-style-name="Domyślna_20_czcionka_20_akapitu">
      <style:text-properties fo:font-size="10pt" style:font-size-asian="10pt" style:font-size-complex="10pt"/>
    </style:style>
    <style:style style:name="Odwołanie_20_przypisu_20_dolnego" style:display-name="Odwołanie przypisu dolnego" style:family="text" style:parent-style-name="Domyślna_20_czcionka_20_akapitu">
      <style:text-properties style:text-position="super 64%"/>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I">
        <style:list-level-properties text:list-level-position-and-space-mode="label-alignment">
          <style:list-level-label-alignment text:label-followed-by="listtab" fo:text-indent="-0.635cm" fo:margin-left="1.27cm"/>
        </style:list-level-properties>
      </text:outline-level-style>
      <text:outline-level-style text:level="2" style:num-suffix="." style:num-format="1">
        <style:list-level-properties text:list-level-position-and-space-mode="label-alignment">
          <style:list-level-label-alignment text:label-followed-by="listtab" fo:text-indent="-0.635cm" fo:margin-left="1.2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end" style:justify-single-word="false"/>
    </style:style>
    <style:style style:name="MP2" style:family="paragraph" style:parent-style-name="Footer">
      <style:paragraph-properties fo:padding-left="0cm" fo:padding-right="0cm" fo:padding-top="0.035cm" fo:padding-bottom="0cm" fo:border-left="none" fo:border-right="none" fo:border-top="0.018cm solid #000000" fo:border-bottom="none" style:shadow="none"/>
    </style:style>
    <style:style style:name="MP3" style:family="paragraph" style:parent-style-name="Normalny">
      <style:paragraph-properties fo:text-align="center" style:justify-single-word="false"/>
    </style:style>
    <style:style style:name="MT1" style:family="text">
      <style:text-properties fo:font-weight="bold" style:language-asian="pl" style:country-asian="PL" style:font-weight-asian="bold"/>
    </style:style>
    <style:style style:name="MT2" style:family="text">
      <style:text-properties style:language-asian="pl" style:country-asian="PL"/>
    </style:style>
    <style:style style:name="MT3" style:family="text">
      <style:text-properties fo:font-size="14pt" style:font-size-asian="14pt" style:font-size-complex="14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omyślna_20_czcionka_20_akapitu"><text:span text:style-name="MT1"/></text:span></text:p>
      </style:header>
      <style:footer>
        <text:p text:style-name="MP2"/>
      </style:footer>
    </style:master-page>
    <style:master-page style:name="MPF0" style:page-layout-name="Mpm2" style:next-style-name="MP0">
      <style:header>
        <text:p text:style-name="Heading"><draw:frame draw:style-name="Mfr1" draw:name="Obraz 6" text:anchor-type="paragraph" svg:x="0cm" svg:y="-0.002cm" svg:width="5.821cm" style:rel-width="scale" svg:height="1.64cm" style:rel-height="scale" draw:z-index="0"><draw:image xlink:href="Pictures/10000000000000DC0000003E49C7B049.png" xlink:type="simple" xlink:show="embed" xlink:actuate="onLoad"/></draw:frame><draw:frame draw:style-name="Mfr1" draw:name="Obraz 1" text:anchor-type="paragraph" svg:x="5.9cm" svg:y="-0.005cm" svg:width="11.71cm" style:rel-width="scale" svg:height="1.646cm" style:rel-height="scale" draw:z-index="1"><draw:image xlink:href="Pictures/10000201000003070000007CE83A827E.png" xlink:type="simple" xlink:show="embed" xlink:actuate="onLoad"/></draw:frame><text:span text:style-name="Domyślna_20_czcionka_20_akapitu"><text:span text:style-name="MT2"/></text:span></text:p>
      </style:header>
      <style:footer>
        <text:p text:style-name="MP3"><text:span text:style-name="Domyślna_20_czcionka_20_akapitu"><text:span text:style-name="MT3">Bydgoszcz, rok akademicki 2022/202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Janusz Dorożyński</meta:initial-creator>
    <meta:creation-date>2021-02-26T08:34:00Z</meta:creation-date>
    <dc:date>2022-11-19T23:21:43.21</dc:date>
    <meta:editing-cycles>8</meta:editing-cycles>
    <meta:editing-duration>PT52M43S</meta:editing-duration>
    <meta:document-statistic meta:table-count="1" meta:image-count="2" meta:object-count="0" meta:page-count="6" meta:paragraph-count="121" meta:word-count="1012" meta:character-count="7740"/>
    <meta:template xlink:type="simple" xlink:actuate="onRequest" xlink:title="" xlink:href="../../AppData/Local/Temp/Rar$DIa20716.36161/SIn-sst_(wzór_sprawozdania).odt/Normal.dotm"/>
  </office:meta>
</office:document-meta>
</file>